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 style:master-page-name="">
      <style:table-properties style:width="17cm" style:page-number="auto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officeooo:paragraph-rsid="001b000d" style:font-size-asian="14pt" style:font-size-complex="14pt"/>
    </style:style>
    <style:style style:name="P2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Times New Roman" fo:font-size="14pt" fo:font-weight="bold" officeooo:paragraph-rsid="001b000d" style:font-size-asian="14pt" style:font-weight-asian="bold" style:font-size-complex="14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fo:font-weight="bold" officeooo:paragraph-rsid="001b000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bold" officeooo:paragraph-rsid="001b000d" style:font-size-asian="14pt" style:font-weight-asian="bold" style:font-size-complex="14pt" style:font-weight-complex="bold"/>
    </style:style>
    <style:style style:name="P5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Times New Roman" fo:font-size="14pt" fo:font-weight="bold" officeooo:rsid="001b000d" officeooo:paragraph-rsid="001b000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style:font-name="Times New Roman" fo:font-size="14pt" fo:font-weight="bold" officeooo:rsid="001b000d" officeooo:paragraph-rsid="001b000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style:font-name="Times New Roman" fo:font-size="14pt" fo:font-weight="normal" officeooo:rsid="001b000d" officeooo:paragraph-rsid="001b000d" style:font-size-asian="14pt" style:font-weight-asian="normal" style:font-size-complex="14pt" style:font-weight-complex="normal"/>
    </style:style>
    <style:style style:name="P8" style:family="paragraph" style:parent-style-name="Table_20_Contents">
      <loext:graphic-properties draw:fill="none"/>
      <style:paragraph-properties fo:margin-left="0.199cm" fo:margin-right="0cm" fo:line-height="150%" fo:text-align="center" style:justify-single-word="false" fo:orphans="0" fo:widows="0" fo:text-indent="-0.101cm" style:auto-text-indent="false" fo:background-color="transparent" text:number-lines="false" text:line-number="0"/>
      <style:text-properties style:font-name="Times New Roman" fo:font-size="14pt" officeooo:rsid="001b000d" officeooo:paragraph-rsid="001b000d" style:font-size-asian="14pt" style:font-size-complex="14pt"/>
    </style:style>
    <style:style style:name="P9" style:family="paragraph" style:parent-style-name="Table_20_Contents">
      <loext:graphic-properties draw:fill="none"/>
      <style:paragraph-properties fo:margin-left="0.199cm" fo:margin-right="0cm" fo:line-height="150%" fo:text-align="start" style:justify-single-word="false" fo:orphans="0" fo:widows="0" fo:text-indent="-0.101cm" style:auto-text-indent="false" fo:background-color="transparent" text:number-lines="false" text:line-number="0"/>
      <style:text-properties style:font-name="Times New Roman" fo:font-size="14pt" officeooo:rsid="001b000d" officeooo:paragraph-rsid="001b000d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Теоретическая часть</text:p>
      <text:p text:style-name="P3"/>
      <text:p text:style-name="P1">1. Определение</text:p>
      <text:p text:style-name="P1">Программный измерительный монитор — это инструмент или система, предназначенная для отслеживания и измерения характеристик программного обеспечения в реальном времени. Он помогает выявлять проблемы, анализировать производительность и обеспечивать качество ПО. Примеры инструментов: - Nagios — мониторинг серверов и сетевых устройств. - New Relic — мониторинг производительности приложений. - Prometheus — сбор и хранение метрик в реальном времени. </text:p>
      <text:p text:style-name="P1">2. Задачи мониторинга</text:p>
      <text:p text:style-name="P1">Три ключевые характеристики ПО, которые можно измерить с помощью мониторов: - Время отклика — задержка при выполнении операций. - Использование ресурсов — загрузка CPU, памяти, диска. - Производительность — пропускная способность, количество обработанных запросов. </text:p>
      <text:p text:style-name="P1">3. Этапы работы</text:p>
      <text:p text:style-name="P1">1. Запуск программы с монитором — установка и настройка системы мониторинга для отслеживания выбранных характеристик. 2. Сбор данных — автоматический или ручной сбор метрик и логов в процессе работы программы. 3. Интерпретация результатов — анализ полученных данных для выявления проблем, оценки эффективности и принятия решений по оптимизации.</text:p>
      <text:p text:style-name="P4"/>
      <text:p text:style-name="P5">Практическая часть</text:p>
      <text:p text:style-name="P6">Задание 1</text:p>
      <text:p text:style-name="P7">1. Генерация массива</text:p>
      <text:p text:style-name="P7">import random </text:p>
      <text:p text:style-name="P7">arr = sorted([random.randint(1, 10**9) for _ in range(10_000_000)]) </text:p>
      <text:p text:style-name="P7">target = arr[-1] <text:s/></text:p>
      <text:p text:style-name="P7">2. Замеры времени</text:p>
      <text:p text:style-name="P7">Для Linux/MacOS:</text:p>
      <text:p text:style-name="P7"><text:soft-page-break/>#Линейный поиск </text:p>
      <text:p text:style-name="P7">time python linear_search.py </text:p>
      <text:p text:style-name="P7"># Бинарный поиск </text:p>
      <text:p text:style-name="P7">time python binary_search.py</text:p>
      <text:p text:style-name="P7">Для Windows:</text:p>
      <text:p text:style-name="P7"># Линейный поиск </text:p>
      <text:p text:style-name="P7">Measure-Command {python linear_search.py} </text:p>
      <text:p text:style-name="P7"># Бинарный поиск </text:p>
      <text:p text:style-name="P7">Measure-Command {python binary_search.py} </text:p>
      <text:p text:style-name="P7">3. Таблица с результатами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8">Алгоритм </text:p>
          </table:table-cell>
          <table:table-cell table:style-name="Таблица1.A1" office:value-type="string">
            <text:p text:style-name="P8">Реальное время </text:p>
          </table:table-cell>
          <table:table-cell table:style-name="Таблица1.C1" office:value-type="string">
            <text:p text:style-name="P8">Использование памяти</text:p>
          </table:table-cell>
        </table:table-row>
        <table:table-row>
          <table:table-cell table:style-name="Таблица1.A2" office:value-type="string">
            <text:p text:style-name="P9">Линейный поиск </text:p>
          </table:table-cell>
          <table:table-cell table:style-name="Таблица1.A2" office:value-type="string">
            <text:p text:style-name="P9">1500</text:p>
          </table:table-cell>
          <table:table-cell table:style-name="Таблица1.C2" office:value-type="string">
            <text:p text:style-name="P9">10</text:p>
          </table:table-cell>
        </table:table-row>
        <table:table-row>
          <table:table-cell table:style-name="Таблица1.A2" office:value-type="string">
            <text:p text:style-name="P9">Бинарный поиск </text:p>
          </table:table-cell>
          <table:table-cell table:style-name="Таблица1.A2" office:value-type="string">
            <text:p text:style-name="P9">1</text:p>
          </table:table-cell>
          <table:table-cell table:style-name="Таблица1.C2" office:value-type="string">
            <text:p text:style-name="P9">8</text:p>
          </table:table-cell>
        </table:table-row>
      </table:table>
      <text:p text:style-name="P7"/>
      <text:p text:style-name="P7">Задание 2</text:p>
      <text:p text:style-name="P7">1. Установка модуля</text:p>
      <text:p text:style-name="P7">pip install memory_profiler </text:p>
      <text:p text:style-name="P7">2. Добавление декораторов в код</text:p>
      <text:p text:style-name="P7">from memory_profiler import profile </text:p>
      <text:p text:style-name="P7">@profile</text:p>
      <text:p text:style-name="P7"><text:s/>def linear_search(arr, target):</text:p>
      <text:p text:style-name="P7">for i in range(len(arr)): </text:p>
      <text:p text:style-name="P7">if arr[i] == target: </text:p>
      <text:p text:style-name="P7">return i</text:p>
      <text:p text:style-name="P7">return -1</text:p>
      <text:p text:style-name="P7"><text:s/>@profile</text:p>
      <text:p text:style-name="P7">def binary_search(arr, target):</text:p>
      <text:p text:style-name="P7"><text:s/>low, high = 0, len(arr) — 1</text:p>
      <text:p text:style-name="P7"><text:s/>while low &lt;= high:</text:p>
      <text:p text:style-name="P7"><text:soft-page-break/><text:s/>mid = (low + high) // 2</text:p>
      <text:p text:style-name="P7"><text:s/>if arr[mid] == target:</text:p>
      <text:p text:style-name="P7"><text:s/>return mid elif arr[mid] &lt; target:</text:p>
      <text:p text:style-name="P7"><text:s/>low = mid + 1</text:p>
      <text:p text:style-name="P7"><text:s/>else:</text:p>
      <text:p text:style-name="P7"><text:s/>high = mid — 1</text:p>
      <text:p text:style-name="P7"><text:s/>return -1</text:p>
      <text:p text:style-name="P7">3. Запуск и запись пикового использования памяти</text:p>
      <text:p text:style-name="P7">python -m memory_profiler linear_search.py</text:p>
      <text:p text:style-name="P7"><text:s/>python -m memory_profiler binary_search.py</text:p>
      <text:p text:style-name="P7">Задание 3</text:p>
      <text:p text:style-name="P7">1. Какой алгоритм работает быстрее на больших данных?</text:p>
      <text:p text:style-name="P7">Бинарный поиск. При больших объемах данных бинарный поиск значительно быстрее, так как сокращает количество проверок.</text:p>
      <text:p text:style-name="P7">2. Какой алгоритм использует меньше памяти? Почему?</text:p>
      <text:p text:style-name="P7">Бинарный поиск.Он использует фиксированное количество переменных (например, low, high, mid), тогда как линейный — также незначительно, но при этом оба используют примерно одинаковое количество памяти. Однако, в контексте рекурсивных реализаций или дополнительных структур, бинарный поиск обычно более экономен. </text:p>
      <text:p text:style-name="P7">3. Ограничения инструментов (time, memory_profiler) — time:</text:p>
      <text:p text:style-name="P7">- Не учитывает системные задержки и нагрузку ОС.</text:p>
      <text:p text:style-name="P7">- Не показывает точное время для очень быстрых операций (меньше миллисекунды).</text:p>
      <text:p text:style-name="P7">- Требует запуска из командной строки, не интегрируется в код. - memory_profiler:</text:p>
      <text:p text:style-name="P7">- Замеряет только пиковое использование памяти, не динамику.</text:p>
      <text:p text:style-name="P7">- Может влиять на производительность программы из-за накладных расходов.</text:p>
      <text:p text:style-name="P7">- Требует запуска через отдельную команду, не встроен в основной код.</text:p>
      <text:p text:style-name="P7"><text:soft-page-break/>- Если потребуется, я могу помочь подготовить полный рабочий пример кода или таблицу с результатами после выполнения тестов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5T08:11:37.089284978</meta:creation-date>
    <dc:date>2025-06-05T08:37:24.349418800</dc:date>
    <meta:editing-duration>PT25M47S</meta:editing-duration>
    <meta:editing-cycles>1</meta:editing-cycles>
    <meta:document-statistic meta:table-count="1" meta:image-count="0" meta:object-count="0" meta:page-count="4" meta:paragraph-count="72" meta:word-count="447" meta:character-count="3339" meta:non-whitespace-character-count="2916"/>
    <meta:generator>LibreOffice/7.6.4.1$Linux_X86_64 LibreOffice_project/60$Build-1</meta:generator>
  </office:meta>
</office:document-meta>
</file>